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248in" svg:y="41.6394in">
            <draw:object draw:notify-on-update-of-ranges="Sheet1.C2:Sheet1.C251 Sheet1.D2:Sheet1.D2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899" calcext:value-type="float">
            <text:p>37.89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67" calcext:value-type="float">
            <text:p>32.967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09" calcext:value-type="float">
            <text:p>29.09</text:p>
          </table:table-cell>
          <table:table-cell office:value-type="float" office:value="1.225" calcext:value-type="float">
            <text:p>1.2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889" calcext:value-type="float">
            <text:p>30.889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747" calcext:value-type="float">
            <text:p>32.747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8.7875" calcext:value-type="float">
            <text:p>8.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742" calcext:value-type="float">
            <text:p>36.742</text:p>
          </table:table-cell>
          <table:table-cell office:value-type="float" office:value="2.05221" calcext:value-type="float">
            <text:p>2.0522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03" calcext:value-type="float">
            <text:p>32.203</text:p>
          </table:table-cell>
          <table:table-cell office:value-type="float" office:value="2.35221" calcext:value-type="float">
            <text:p>2.35221</text:p>
          </table:table-cell>
          <table:table-cell office:value-type="float" office:value="9.8225" calcext:value-type="float">
            <text:p>9.8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606" calcext:value-type="float">
            <text:p>33.606</text:p>
          </table:table-cell>
          <table:table-cell office:value-type="float" office:value="2.70221" calcext:value-type="float">
            <text:p>2.70221</text:p>
          </table:table-cell>
          <table:table-cell office:value-type="float" office:value="10.3525" calcext:value-type="float">
            <text:p>10.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213" calcext:value-type="float">
            <text:p>38.213</text:p>
          </table:table-cell>
          <table:table-cell office:value-type="float" office:value="3.00221" calcext:value-type="float">
            <text:p>3.00221</text:p>
          </table:table-cell>
          <table:table-cell office:value-type="float" office:value="10.8425" calcext:value-type="float">
            <text:p>10.8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825" calcext:value-type="float">
            <text:p>33.825</text:p>
          </table:table-cell>
          <table:table-cell office:value-type="float" office:value="3.25716" calcext:value-type="float">
            <text:p>3.25716</text:p>
          </table:table-cell>
          <table:table-cell office:value-type="float" office:value="11.2775" calcext:value-type="float">
            <text:p>11.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076" calcext:value-type="float">
            <text:p>35.076</text:p>
          </table:table-cell>
          <table:table-cell office:value-type="float" office:value="3.52642" calcext:value-type="float">
            <text:p>3.52642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377" calcext:value-type="float">
            <text:p>41.377</text:p>
          </table:table-cell>
          <table:table-cell office:value-type="float" office:value="3.82642" calcext:value-type="float">
            <text:p>3.82642</text:p>
          </table:table-cell>
          <table:table-cell office:value-type="float" office:value="12.5875" calcext:value-type="float">
            <text:p>12.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072" calcext:value-type="float">
            <text:p>35.072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13.3575" calcext:value-type="float">
            <text:p>13.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.984" calcext:value-type="float">
            <text:p>36.984</text:p>
          </table:table-cell>
          <table:table-cell office:value-type="float" office:value="4.40142" calcext:value-type="float">
            <text:p>4.40142</text:p>
          </table:table-cell>
          <table:table-cell office:value-type="float" office:value="13.8575" calcext:value-type="float">
            <text:p>13.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071" calcext:value-type="float">
            <text:p>42.071</text:p>
          </table:table-cell>
          <table:table-cell office:value-type="float" office:value="4.70142" calcext:value-type="float">
            <text:p>4.70142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.176" calcext:value-type="float">
            <text:p>49.176</text:p>
          </table:table-cell>
          <table:table-cell office:value-type="float" office:value="5.05231" calcext:value-type="float">
            <text:p>5.05231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.695" calcext:value-type="float">
            <text:p>41.695</text:p>
          </table:table-cell>
          <table:table-cell office:value-type="float" office:value="5.33182" calcext:value-type="float">
            <text:p>5.33182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545" calcext:value-type="float">
            <text:p>48.545</text:p>
          </table:table-cell>
          <table:table-cell office:value-type="float" office:value="5.63182" calcext:value-type="float">
            <text:p>5.63182</text:p>
          </table:table-cell>
          <table:table-cell office:value-type="float" office:value="30.9575" calcext:value-type="float">
            <text:p>30.9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601" calcext:value-type="float">
            <text:p>51.601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38.2475" calcext:value-type="float">
            <text:p>38.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51" calcext:value-type="float">
            <text:p>48.51</text:p>
          </table:table-cell>
          <table:table-cell office:value-type="float" office:value="6.23182" calcext:value-type="float">
            <text:p>6.23182</text:p>
          </table:table-cell>
          <table:table-cell office:value-type="float" office:value="45.32" calcext:value-type="float">
            <text:p>4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087" calcext:value-type="float">
            <text:p>54.087</text:p>
          </table:table-cell>
          <table:table-cell office:value-type="float" office:value="6.55682" calcext:value-type="float">
            <text:p>6.55682</text:p>
          </table:table-cell>
          <table:table-cell office:value-type="float" office:value="49.1675" calcext:value-type="float">
            <text:p>49.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748" calcext:value-type="float">
            <text:p>48.748</text:p>
          </table:table-cell>
          <table:table-cell office:value-type="float" office:value="6.88278" calcext:value-type="float">
            <text:p>6.88278</text:p>
          </table:table-cell>
          <table:table-cell office:value-type="float" office:value="52.2125" calcext:value-type="float">
            <text:p>52.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.806" calcext:value-type="float">
            <text:p>55.806</text:p>
          </table:table-cell>
          <table:table-cell office:value-type="float" office:value="7.27329" calcext:value-type="float">
            <text:p>7.2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787" calcext:value-type="float">
            <text:p>57.787</text:p>
          </table:table-cell>
          <table:table-cell office:value-type="float" office:value="7.57329" calcext:value-type="float">
            <text:p>7.57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312" calcext:value-type="float">
            <text:p>51.312</text:p>
          </table:table-cell>
          <table:table-cell office:value-type="float" office:value="7.92329" calcext:value-type="float">
            <text:p>7.92329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572" calcext:value-type="float">
            <text:p>55.572</text:p>
          </table:table-cell>
          <table:table-cell office:value-type="float" office:value="8.2233" calcext:value-type="float">
            <text:p>8.2233</text:p>
          </table:table-cell>
          <table:table-cell office:value-type="float" office:value="53.4475" calcext:value-type="float">
            <text:p>53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924" calcext:value-type="float">
            <text:p>53.924</text:p>
          </table:table-cell>
          <table:table-cell office:value-type="float" office:value="8.5483" calcext:value-type="float">
            <text:p>8.5483</text:p>
          </table:table-cell>
          <table:table-cell office:value-type="float" office:value="53.395" calcext:value-type="float">
            <text:p>53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.061" calcext:value-type="float">
            <text:p>53.061</text:p>
          </table:table-cell>
          <table:table-cell office:value-type="float" office:value="8.8483" calcext:value-type="float">
            <text:p>8.8483</text:p>
          </table:table-cell>
          <table:table-cell office:value-type="float" office:value="53.4225" calcext:value-type="float">
            <text:p>53.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.17426" calcext:value-type="float">
            <text:p>9.17426</text:p>
          </table:table-cell>
          <table:table-cell office:value-type="float" office:value="53.3975" calcext:value-type="float">
            <text:p>53.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.069" calcext:value-type="float">
            <text:p>53.069</text:p>
          </table:table-cell>
          <table:table-cell office:value-type="float" office:value="9.5106" calcext:value-type="float">
            <text:p>9.5106</text:p>
          </table:table-cell>
          <table:table-cell office:value-type="float" office:value="54.7375" calcext:value-type="float">
            <text:p>54.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84" calcext:value-type="float">
            <text:p>51.784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186" calcext:value-type="float">
            <text:p>54.186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696" calcext:value-type="float">
            <text:p>60.696</text:p>
          </table:table-cell>
          <table:table-cell office:value-type="float" office:value="10.6291" calcext:value-type="float">
            <text:p>10.6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.101" calcext:value-type="float">
            <text:p>54.101</text:p>
          </table:table-cell>
          <table:table-cell office:value-type="float" office:value="10.9291" calcext:value-type="float">
            <text:p>10.9291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247" calcext:value-type="float">
            <text:p>52.247</text:p>
          </table:table-cell>
          <table:table-cell office:value-type="float" office:value="11.28" calcext:value-type="float">
            <text:p>11.2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.627" calcext:value-type="float">
            <text:p>57.627</text:p>
          </table:table-cell>
          <table:table-cell office:value-type="float" office:value="11.63" calcext:value-type="float">
            <text:p>11.6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278" calcext:value-type="float">
            <text:p>52.278</text:p>
          </table:table-cell>
          <table:table-cell office:value-type="float" office:value="11.88" calcext:value-type="float">
            <text:p>11.88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476" calcext:value-type="float">
            <text:p>52.476</text:p>
          </table:table-cell>
          <table:table-cell office:value-type="float" office:value="12.33" calcext:value-type="float">
            <text:p>12.33</text:p>
          </table:table-cell>
          <table:table-cell office:value-type="float" office:value="55.6725" calcext:value-type="float">
            <text:p>55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47" calcext:value-type="float">
            <text:p>63.47</text:p>
          </table:table-cell>
          <table:table-cell office:value-type="float" office:value="12.6782" calcext:value-type="float">
            <text:p>12.6782</text:p>
          </table:table-cell>
          <table:table-cell office:value-type="float" office:value="56.095" calcext:value-type="float">
            <text:p>56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.737" calcext:value-type="float">
            <text:p>59.737</text:p>
          </table:table-cell>
          <table:table-cell office:value-type="float" office:value="12.9282" calcext:value-type="float">
            <text:p>12.9282</text:p>
          </table:table-cell>
          <table:table-cell office:value-type="float" office:value="56.055" calcext:value-type="float">
            <text:p>56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.141" calcext:value-type="float">
            <text:p>57.141</text:p>
          </table:table-cell>
          <table:table-cell office:value-type="float" office:value="13.2032" calcext:value-type="float">
            <text:p>13.2032</text:p>
          </table:table-cell>
          <table:table-cell office:value-type="float" office:value="56.07" calcext:value-type="float">
            <text:p>5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.722" calcext:value-type="float">
            <text:p>53.722</text:p>
          </table:table-cell>
          <table:table-cell office:value-type="float" office:value="13.5532" calcext:value-type="float">
            <text:p>13.5532</text:p>
          </table:table-cell>
          <table:table-cell office:value-type="float" office:value="56.975" calcext:value-type="float">
            <text:p>56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.337" calcext:value-type="float">
            <text:p>59.337</text:p>
          </table:table-cell>
          <table:table-cell office:value-type="float" office:value="13.8032" calcext:value-type="float">
            <text:p>13.803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784" calcext:value-type="float">
            <text:p>87.784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56.9675" calcext:value-type="float">
            <text:p>56.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505" calcext:value-type="float">
            <text:p>55.505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.671" calcext:value-type="float">
            <text:p>86.671</text:p>
          </table:table-cell>
          <table:table-cell office:value-type="float" office:value="14.6292" calcext:value-type="float">
            <text:p>14.6292</text:p>
          </table:table-cell>
          <table:table-cell office:value-type="float" office:value="57.5675" calcext:value-type="float">
            <text:p>57.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403" calcext:value-type="float">
            <text:p>59.403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58.6675" calcext:value-type="float">
            <text:p>58.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012" calcext:value-type="float">
            <text:p>64.012</text:p>
          </table:table-cell>
          <table:table-cell office:value-type="float" office:value="15.2042" calcext:value-type="float">
            <text:p>15.2042</text:p>
          </table:table-cell>
          <table:table-cell office:value-type="float" office:value="58.6425" calcext:value-type="float">
            <text:p>58.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25" calcext:value-type="float">
            <text:p>58.25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049" calcext:value-type="float">
            <text:p>60.049</text:p>
          </table:table-cell>
          <table:table-cell office:value-type="float" office:value="15.7042" calcext:value-type="float">
            <text:p>15.7042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.353" calcext:value-type="float">
            <text:p>59.353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60.085" calcext:value-type="float">
            <text:p>6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242" calcext:value-type="float">
            <text:p>57.242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60.08" calcext:value-type="float">
            <text:p>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.38" calcext:value-type="float">
            <text:p>73.38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.225" calcext:value-type="float">
            <text:p>76.225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60.865" calcext:value-type="float">
            <text:p>60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09" calcext:value-type="float">
            <text:p>62.09</text:p>
          </table:table-cell>
          <table:table-cell office:value-type="float" office:value="17.0542" calcext:value-type="float">
            <text:p>17.0542</text:p>
          </table:table-cell>
          <table:table-cell office:value-type="float" office:value="61.4125" calcext:value-type="float">
            <text:p>61.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.713" calcext:value-type="float">
            <text:p>65.713</text:p>
          </table:table-cell>
          <table:table-cell office:value-type="float" office:value="17.3042" calcext:value-type="float">
            <text:p>17.3042</text:p>
          </table:table-cell>
          <table:table-cell office:value-type="float" office:value="61.41" calcext:value-type="float">
            <text:p>6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.383" calcext:value-type="float">
            <text:p>74.383</text:p>
          </table:table-cell>
          <table:table-cell office:value-type="float" office:value="17.5542" calcext:value-type="float">
            <text:p>17.5542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976" calcext:value-type="float">
            <text:p>59.976</text:p>
          </table:table-cell>
          <table:table-cell office:value-type="float" office:value="17.8292" calcext:value-type="float">
            <text:p>17.8292</text:p>
          </table:table-cell>
          <table:table-cell office:value-type="float" office:value="62.2925" calcext:value-type="float">
            <text:p>62.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.465" calcext:value-type="float">
            <text:p>76.465</text:p>
          </table:table-cell>
          <table:table-cell office:value-type="float" office:value="17.9812" calcext:value-type="float">
            <text:p>17.9812</text:p>
          </table:table-cell>
          <table:table-cell office:value-type="float" office:value="62.2625" calcext:value-type="float">
            <text:p>62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637" calcext:value-type="float">
            <text:p>67.637</text:p>
          </table:table-cell>
          <table:table-cell office:value-type="float" office:value="18.2854" calcext:value-type="float">
            <text:p>18.2854</text:p>
          </table:table-cell>
          <table:table-cell office:value-type="float" office:value="62.765" calcext:value-type="float">
            <text:p>62.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.932" calcext:value-type="float">
            <text:p>64.932</text:p>
          </table:table-cell>
          <table:table-cell office:value-type="float" office:value="18.5354" calcext:value-type="float">
            <text:p>18.5354</text:p>
          </table:table-cell>
          <table:table-cell office:value-type="float" office:value="65.78" calcext:value-type="float">
            <text:p>6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.846" calcext:value-type="float">
            <text:p>65.846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66.455" calcext:value-type="float">
            <text:p>66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417" calcext:value-type="float">
            <text:p>64.417</text:p>
          </table:table-cell>
          <table:table-cell office:value-type="float" office:value="19.0604" calcext:value-type="float">
            <text:p>19.0604</text:p>
          </table:table-cell>
          <table:table-cell office:value-type="float" office:value="66.4525" calcext:value-type="float">
            <text:p>66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48" calcext:value-type="float">
            <text:p>66.748</text:p>
          </table:table-cell>
          <table:table-cell office:value-type="float" office:value="19.3104" calcext:value-type="float">
            <text:p>19.3104</text:p>
          </table:table-cell>
          <table:table-cell office:value-type="float" office:value="67.075" calcext:value-type="float">
            <text:p>67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.122" calcext:value-type="float">
            <text:p>68.122</text:p>
          </table:table-cell>
          <table:table-cell office:value-type="float" office:value="19.5604" calcext:value-type="float">
            <text:p>19.5604</text:p>
          </table:table-cell>
          <table:table-cell office:value-type="float" office:value="69.6525" calcext:value-type="float">
            <text:p>69.6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.316" calcext:value-type="float">
            <text:p>69.316</text:p>
          </table:table-cell>
          <table:table-cell office:value-type="float" office:value="19.8104" calcext:value-type="float">
            <text:p>19.8104</text:p>
          </table:table-cell>
          <table:table-cell office:value-type="float" office:value="70.7275" calcext:value-type="float">
            <text:p>70.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.918" calcext:value-type="float">
            <text:p>63.918</text:p>
          </table:table-cell>
          <table:table-cell office:value-type="float" office:value="20.0604" calcext:value-type="float">
            <text:p>20.0604</text:p>
          </table:table-cell>
          <table:table-cell office:value-type="float" office:value="72.1125" calcext:value-type="float">
            <text:p>72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.824" calcext:value-type="float">
            <text:p>71.824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72.9125" calcext:value-type="float">
            <text:p>72.9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.989" calcext:value-type="float">
            <text:p>66.989</text:p>
          </table:table-cell>
          <table:table-cell office:value-type="float" office:value="20.6354" calcext:value-type="float">
            <text:p>20.6354</text:p>
          </table:table-cell>
          <table:table-cell office:value-type="float" office:value="72.6425" calcext:value-type="float">
            <text:p>72.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825" calcext:value-type="float">
            <text:p>64.825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73.5325" calcext:value-type="float">
            <text:p>73.5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481" calcext:value-type="float">
            <text:p>60.481</text:p>
          </table:table-cell>
          <table:table-cell office:value-type="float" office:value="21.3854" calcext:value-type="float">
            <text:p>21.3854</text:p>
          </table:table-cell>
          <table:table-cell office:value-type="float" office:value="74.655" calcext:value-type="float">
            <text:p>74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583" calcext:value-type="float">
            <text:p>67.583</text:p>
          </table:table-cell>
          <table:table-cell office:value-type="float" office:value="21.757" calcext:value-type="float">
            <text:p>21.757</text:p>
          </table:table-cell>
          <table:table-cell office:value-type="float" office:value="75.73" calcext:value-type="float">
            <text:p>7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.605" calcext:value-type="float">
            <text:p>65.605</text:p>
          </table:table-cell>
          <table:table-cell office:value-type="float" office:value="22.0612" calcext:value-type="float">
            <text:p>22.0612</text:p>
          </table:table-cell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1.658" calcext:value-type="float">
            <text:p>61.658</text:p>
          </table:table-cell>
          <table:table-cell office:value-type="float" office:value="22.4112" calcext:value-type="float">
            <text:p>22.4112</text:p>
          </table:table-cell>
          <table:table-cell office:value-type="float" office:value="75.92" calcext:value-type="float">
            <text:p>7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121" calcext:value-type="float">
            <text:p>77.121</text:p>
          </table:table-cell>
          <table:table-cell office:value-type="float" office:value="22.6722" calcext:value-type="float">
            <text:p>22.6722</text:p>
          </table:table-cell>
          <table:table-cell office:value-type="float" office:value="76.33" calcext:value-type="float">
            <text:p>7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.752" calcext:value-type="float">
            <text:p>64.752</text:p>
          </table:table-cell>
          <table:table-cell office:value-type="float" office:value="23.0222" calcext:value-type="float">
            <text:p>23.0222</text:p>
          </table:table-cell>
          <table:table-cell office:value-type="float" office:value="76.65" calcext:value-type="float">
            <text:p>7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022" calcext:value-type="float">
            <text:p>63.022</text:p>
          </table:table-cell>
          <table:table-cell office:value-type="float" office:value="23.3722" calcext:value-type="float">
            <text:p>23.372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478" calcext:value-type="float">
            <text:p>67.478</text:p>
          </table:table-cell>
          <table:table-cell office:value-type="float" office:value="23.7792" calcext:value-type="float">
            <text:p>23.7792</text:p>
          </table:table-cell>
          <table:table-cell office:value-type="float" office:value="77.4475" calcext:value-type="float">
            <text:p>77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93" calcext:value-type="float">
            <text:p>87.93</text:p>
          </table:table-cell>
          <table:table-cell office:value-type="float" office:value="24.3492" calcext:value-type="float">
            <text:p>24.3492</text:p>
          </table:table-cell>
          <table:table-cell office:value-type="float" office:value="80.6425" calcext:value-type="float">
            <text:p>80.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804" calcext:value-type="float">
            <text:p>65.804</text:p>
          </table:table-cell>
          <table:table-cell office:value-type="float" office:value="24.7317" calcext:value-type="float">
            <text:p>24.7317</text:p>
          </table:table-cell>
          <table:table-cell office:value-type="float" office:value="81.94" calcext:value-type="float">
            <text:p>8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.159" calcext:value-type="float">
            <text:p>70.159</text:p>
          </table:table-cell>
          <table:table-cell office:value-type="float" office:value="25.0368" calcext:value-type="float">
            <text:p>25.0368</text:p>
          </table:table-cell>
          <table:table-cell office:value-type="float" office:value="81.905" calcext:value-type="float">
            <text:p>81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548" calcext:value-type="float">
            <text:p>80.548</text:p>
          </table:table-cell>
          <table:table-cell office:value-type="float" office:value="25.4091" calcext:value-type="float">
            <text:p>25.4091</text:p>
          </table:table-cell>
          <table:table-cell office:value-type="float" office:value="82.41" calcext:value-type="float">
            <text:p>8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.775" calcext:value-type="float">
            <text:p>72.775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82.3825" calcext:value-type="float">
            <text:p>82.3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36" calcext:value-type="float">
            <text:p>65.936</text:p>
          </table:table-cell>
          <table:table-cell office:value-type="float" office:value="25.8159" calcext:value-type="float">
            <text:p>25.8159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607" calcext:value-type="float">
            <text:p>78.607</text:p>
          </table:table-cell>
          <table:table-cell office:value-type="float" office:value="26.1159" calcext:value-type="float">
            <text:p>26.1159</text:p>
          </table:table-cell>
          <table:table-cell office:value-type="float" office:value="82.325" calcext:value-type="float">
            <text:p>82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.881" calcext:value-type="float">
            <text:p>82.881</text:p>
          </table:table-cell>
          <table:table-cell office:value-type="float" office:value="26.3909" calcext:value-type="float">
            <text:p>26.3909</text:p>
          </table:table-cell>
          <table:table-cell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.962" calcext:value-type="float">
            <text:p>81.962</text:p>
          </table:table-cell>
          <table:table-cell office:value-type="float" office:value="26.6519" calcext:value-type="float">
            <text:p>26.6519</text:p>
          </table:table-cell>
          <table:table-cell office:value-type="float" office:value="82.15" calcext:value-type="float">
            <text:p>8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7.5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88.925" calcext:value-type="float">
            <text:p>88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2.068" calcext:value-type="float">
            <text:p>72.068</text:p>
          </table:table-cell>
          <table:table-cell office:value-type="float" office:value="27.1879" calcext:value-type="float">
            <text:p>27.1879</text:p>
          </table:table-cell>
          <table:table-cell office:value-type="float" office:value="91.8325" calcext:value-type="float">
            <text:p>91.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.301" calcext:value-type="float">
            <text:p>76.301</text:p>
          </table:table-cell>
          <table:table-cell office:value-type="float" office:value="27.4379" calcext:value-type="float">
            <text:p>27.4379</text:p>
          </table:table-cell>
          <table:table-cell office:value-type="float" office:value="94.715" calcext:value-type="float">
            <text:p>94.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.584" calcext:value-type="float">
            <text:p>73.584</text:p>
          </table:table-cell>
          <table:table-cell office:value-type="float" office:value="27.6879" calcext:value-type="float">
            <text:p>27.6879</text:p>
          </table:table-cell>
          <table:table-cell office:value-type="float" office:value="97.225" calcext:value-type="float">
            <text:p>97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586" calcext:value-type="float">
            <text:p>73.586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98.095" calcext:value-type="float">
            <text:p>98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5" calcext:value-type="float">
            <text:p>75.5</text:p>
          </table:table-cell>
          <table:table-cell office:value-type="float" office:value="28.1879" calcext:value-type="float">
            <text:p>28.1879</text:p>
          </table:table-cell>
          <table:table-cell office:value-type="float" office:value="98.1425" calcext:value-type="float">
            <text:p>98.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.312" calcext:value-type="float">
            <text:p>75.312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98.9525" calcext:value-type="float">
            <text:p>98.9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429" calcext:value-type="float">
            <text:p>79.429</text:p>
          </table:table-cell>
          <table:table-cell office:value-type="float" office:value="28.6879" calcext:value-type="float">
            <text:p>28.6879</text:p>
          </table:table-cell>
          <table:table-cell office:value-type="float" office:value="98.715" calcext:value-type="float">
            <text:p>98.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.115" calcext:value-type="float">
            <text:p>82.115</text:p>
          </table:table-cell>
          <table:table-cell office:value-type="float" office:value="28.9392" calcext:value-type="float">
            <text:p>28.9392</text:p>
          </table:table-cell>
          <table:table-cell office:value-type="float" office:value="99.3075" calcext:value-type="float">
            <text:p>99.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.599" calcext:value-type="float">
            <text:p>80.599</text:p>
          </table:table-cell>
          <table:table-cell office:value-type="float" office:value="29.1892" calcext:value-type="float">
            <text:p>29.1892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.59" calcext:value-type="float">
            <text:p>79.59</text:p>
          </table:table-cell>
          <table:table-cell office:value-type="float" office:value="29.4392" calcext:value-type="float">
            <text:p>29.4392</text:p>
          </table:table-cell>
          <table:table-cell office:value-type="float" office:value="99.12" calcext:value-type="float">
            <text:p>9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.664" calcext:value-type="float">
            <text:p>83.664</text:p>
          </table:table-cell>
          <table:table-cell office:value-type="float" office:value="29.4892" calcext:value-type="float">
            <text:p>29.4892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.871" calcext:value-type="float">
            <text:p>80.871</text:p>
          </table:table-cell>
          <table:table-cell office:value-type="float" office:value="29.6142" calcext:value-type="float">
            <text:p>29.6142</text:p>
          </table:table-cell>
          <table:table-cell office:value-type="float" office:value="100.5" calcext:value-type="float">
            <text:p>1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.101" calcext:value-type="float">
            <text:p>81.101</text:p>
          </table:table-cell>
          <table:table-cell office:value-type="float" office:value="29.8992" calcext:value-type="float">
            <text:p>29.8992</text:p>
          </table:table-cell>
          <table:table-cell office:value-type="float" office:value="99.615" calcext:value-type="float">
            <text:p>99.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.789" calcext:value-type="float">
            <text:p>80.789</text:p>
          </table:table-cell>
          <table:table-cell office:value-type="float" office:value="30.2492" calcext:value-type="float">
            <text:p>30.2492</text:p>
          </table:table-cell>
          <table:table-cell office:value-type="float" office:value="98.8775" calcext:value-type="float">
            <text:p>98.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.217" calcext:value-type="float">
            <text:p>90.217</text:p>
          </table:table-cell>
          <table:table-cell office:value-type="float" office:value="30.73" calcext:value-type="float">
            <text:p>30.73</text:p>
          </table:table-cell>
          <table:table-cell office:value-type="float" office:value="100.283" calcext:value-type="float">
            <text:p>100.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.789" calcext:value-type="float">
            <text:p>81.789</text:p>
          </table:table-cell>
          <table:table-cell office:value-type="float" office:value="31.119" calcext:value-type="float">
            <text:p>31.11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669" calcext:value-type="float">
            <text:p>88.669</text:p>
          </table:table-cell>
          <table:table-cell office:value-type="float" office:value="31.5259" calcext:value-type="float">
            <text:p>31.5259</text:p>
          </table:table-cell>
          <table:table-cell office:value-type="float" office:value="101.03" calcext:value-type="float">
            <text:p>10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.994" calcext:value-type="float">
            <text:p>82.994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3.935" calcext:value-type="float">
            <text:p>113.935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.989" calcext:value-type="float">
            <text:p>81.989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.672" calcext:value-type="float">
            <text:p>78.672</text:p>
          </table:table-cell>
          <table:table-cell office:value-type="float" office:value="32.6846" calcext:value-type="float">
            <text:p>32.6846</text:p>
          </table:table-cell>
          <table:table-cell office:value-type="float" office:value="102.733" calcext:value-type="float">
            <text:p>102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.764" calcext:value-type="float">
            <text:p>80.764</text:p>
          </table:table-cell>
          <table:table-cell office:value-type="float" office:value="33.0346" calcext:value-type="float">
            <text:p>33.0346</text:p>
          </table:table-cell>
          <table:table-cell office:value-type="float" office:value="103.523" calcext:value-type="float">
            <text:p>103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.858" calcext:value-type="float">
            <text:p>85.858</text:p>
          </table:table-cell>
          <table:table-cell office:value-type="float" office:value="33.3846" calcext:value-type="float">
            <text:p>33.3846</text:p>
          </table:table-cell>
          <table:table-cell office:value-type="float" office:value="104.348" calcext:value-type="float">
            <text:p>104.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105.195" calcext:value-type="float">
            <text:p>105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.394" calcext:value-type="float">
            <text:p>90.394</text:p>
          </table:table-cell>
          <table:table-cell office:value-type="float" office:value="34.0846" calcext:value-type="float">
            <text:p>34.0846</text:p>
          </table:table-cell>
          <table:table-cell office:value-type="float" office:value="106.208" calcext:value-type="float">
            <text:p>106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.557" calcext:value-type="float">
            <text:p>82.557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111.28" calcext:value-type="float">
            <text:p>1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.689" calcext:value-type="float">
            <text:p>89.689</text:p>
          </table:table-cell>
          <table:table-cell office:value-type="float" office:value="34.7846" calcext:value-type="float">
            <text:p>34.7846</text:p>
          </table:table-cell>
          <table:table-cell office:value-type="float" office:value="114.335" calcext:value-type="float">
            <text:p>114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.654" calcext:value-type="float">
            <text:p>82.654</text:p>
          </table:table-cell>
          <table:table-cell office:value-type="float" office:value="35.1425" calcext:value-type="float">
            <text:p>35.142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.655" calcext:value-type="float">
            <text:p>96.655</text:p>
          </table:table-cell>
          <table:table-cell office:value-type="float" office:value="35.4588" calcext:value-type="float">
            <text:p>35.4588</text:p>
          </table:table-cell>
          <table:table-cell office:value-type="float" office:value="115.07" calcext:value-type="float">
            <text:p>11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.638" calcext:value-type="float">
            <text:p>98.638</text:p>
          </table:table-cell>
          <table:table-cell office:value-type="float" office:value="35.7629" calcext:value-type="float">
            <text:p>35.7629</text:p>
          </table:table-cell>
          <table:table-cell office:value-type="float" office:value="116.993" calcext:value-type="float">
            <text:p>116.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.612" calcext:value-type="float">
            <text:p>93.612</text:p>
          </table:table-cell>
          <table:table-cell office:value-type="float" office:value="36.1129" calcext:value-type="float">
            <text:p>36.1129</text:p>
          </table:table-cell>
          <table:table-cell office:value-type="float" office:value="117.058" calcext:value-type="float">
            <text:p>117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706" calcext:value-type="float">
            <text:p>92.706</text:p>
          </table:table-cell>
          <table:table-cell office:value-type="float" office:value="36.4629" calcext:value-type="float">
            <text:p>36.4629</text:p>
          </table:table-cell>
          <table:table-cell office:value-type="float" office:value="119.098" calcext:value-type="float">
            <text:p>119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.112" calcext:value-type="float">
            <text:p>90.112</text:p>
          </table:table-cell>
          <table:table-cell office:value-type="float" office:value="36.8129" calcext:value-type="float">
            <text:p>36.8129</text:p>
          </table:table-cell>
          <table:table-cell office:value-type="float" office:value="119.388" calcext:value-type="float">
            <text:p>119.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.179" calcext:value-type="float">
            <text:p>92.179</text:p>
          </table:table-cell>
          <table:table-cell office:value-type="float" office:value="37.1629" calcext:value-type="float">
            <text:p>37.1629</text:p>
          </table:table-cell>
          <table:table-cell office:value-type="float" office:value="122.005" calcext:value-type="float">
            <text:p>122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.743" calcext:value-type="float">
            <text:p>121.743</text:p>
          </table:table-cell>
          <table:table-cell office:value-type="float" office:value="37.5379" calcext:value-type="float">
            <text:p>37.5379</text:p>
          </table:table-cell>
          <table:table-cell office:value-type="float" office:value="122.275" calcext:value-type="float">
            <text:p>122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2.408" calcext:value-type="float">
            <text:p>112.408</text:p>
          </table:table-cell>
          <table:table-cell office:value-type="float" office:value="37.8879" calcext:value-type="float">
            <text:p>37.8879</text:p>
          </table:table-cell>
          <table:table-cell office:value-type="float" office:value="123.66" calcext:value-type="float">
            <text:p>12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.529" calcext:value-type="float">
            <text:p>90.529</text:p>
          </table:table-cell>
          <table:table-cell office:value-type="float" office:value="38.2629" calcext:value-type="float">
            <text:p>38.2629</text:p>
          </table:table-cell>
          <table:table-cell office:value-type="float" office:value="125.188" calcext:value-type="float">
            <text:p>125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176" calcext:value-type="float">
            <text:p>106.176</text:p>
          </table:table-cell>
          <table:table-cell office:value-type="float" office:value="38.6129" calcext:value-type="float">
            <text:p>38.6129</text:p>
          </table:table-cell>
          <table:table-cell office:value-type="float" office:value="125.805" calcext:value-type="float">
            <text:p>125.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3.342" calcext:value-type="float">
            <text:p>103.342</text:p>
          </table:table-cell>
          <table:table-cell office:value-type="float" office:value="38.9629" calcext:value-type="float">
            <text:p>38.9629</text:p>
          </table:table-cell>
          <table:table-cell office:value-type="float" office:value="126.738" calcext:value-type="float">
            <text:p>126.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.326" calcext:value-type="float">
            <text:p>110.326</text:p>
          </table:table-cell>
          <table:table-cell office:value-type="float" office:value="39.3379" calcext:value-type="float">
            <text:p>39.3379</text:p>
          </table:table-cell>
          <table:table-cell office:value-type="float" office:value="127.155" calcext:value-type="float">
            <text:p>127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.093" calcext:value-type="float">
            <text:p>93.093</text:p>
          </table:table-cell>
          <table:table-cell office:value-type="float" office:value="39.7129" calcext:value-type="float">
            <text:p>39.7129</text:p>
          </table:table-cell>
          <table:table-cell office:value-type="float" office:value="127.665" calcext:value-type="float">
            <text:p>127.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.81" calcext:value-type="float">
            <text:p>131.81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1.574" calcext:value-type="float">
            <text:p>91.574</text:p>
          </table:table-cell>
          <table:table-cell office:value-type="float" office:value="40.3879" calcext:value-type="float">
            <text:p>40.3879</text:p>
          </table:table-cell>
          <table:table-cell office:value-type="float" office:value="129.208" calcext:value-type="float">
            <text:p>129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.919" calcext:value-type="float">
            <text:p>98.919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.442" calcext:value-type="float">
            <text:p>108.442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130.428" calcext:value-type="float">
            <text:p>13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.39" calcext:value-type="float">
            <text:p>100.39</text:p>
          </table:table-cell>
          <table:table-cell office:value-type="float" office:value="41.0188" calcext:value-type="float">
            <text:p>41.0188</text:p>
          </table:table-cell>
          <table:table-cell office:value-type="float" office:value="130.088" calcext:value-type="float">
            <text:p>13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.941" calcext:value-type="float">
            <text:p>99.941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131.178" calcext:value-type="float">
            <text:p>131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.897" calcext:value-type="float">
            <text:p>95.897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131.338" calcext:value-type="float">
            <text:p>131.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.776" calcext:value-type="float">
            <text:p>95.776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131.095" calcext:value-type="float">
            <text:p>131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130.923" calcext:value-type="float">
            <text:p>130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.499" calcext:value-type="float">
            <text:p>100.499</text:p>
          </table:table-cell>
          <table:table-cell office:value-type="float" office:value="41.9378" calcext:value-type="float">
            <text:p>41.9378</text:p>
          </table:table-cell>
          <table:table-cell office:value-type="float" office:value="130.915" calcext:value-type="float">
            <text:p>130.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562" calcext:value-type="float">
            <text:p>99.562</text:p>
          </table:table-cell>
          <table:table-cell office:value-type="float" office:value="42.2878" calcext:value-type="float">
            <text:p>42.2878</text:p>
          </table:table-cell>
          <table:table-cell office:value-type="float" office:value="132.635" calcext:value-type="float">
            <text:p>132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.146" calcext:value-type="float">
            <text:p>140.146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132.79" calcext:value-type="float">
            <text:p>13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.044" calcext:value-type="float">
            <text:p>109.044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137.22" calcext:value-type="float">
            <text:p>13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3.102" calcext:value-type="float">
            <text:p>113.10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141.573" calcext:value-type="float">
            <text:p>141.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3.622" calcext:value-type="float">
            <text:p>113.622</text:p>
          </table:table-cell>
          <table:table-cell office:value-type="float" office:value="43.5023" calcext:value-type="float">
            <text:p>43.5023</text:p>
          </table:table-cell>
          <table:table-cell office:value-type="float" office:value="144.763" calcext:value-type="float">
            <text:p>144.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1.843" calcext:value-type="float">
            <text:p>121.843</text:p>
          </table:table-cell>
          <table:table-cell office:value-type="float" office:value="43.8532" calcext:value-type="float">
            <text:p>43.8532</text:p>
          </table:table-cell>
          <table:table-cell office:value-type="float" office:value="145.235" calcext:value-type="float">
            <text:p>145.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3.064" calcext:value-type="float">
            <text:p>113.064</text:p>
          </table:table-cell>
          <table:table-cell office:value-type="float" office:value="44.1383" calcext:value-type="float">
            <text:p>44.1383</text:p>
          </table:table-cell>
          <table:table-cell office:value-type="float" office:value="146.88" calcext:value-type="float">
            <text:p>14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9.489" calcext:value-type="float">
            <text:p>119.48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149.24" calcext:value-type="float">
            <text:p>1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.758" calcext:value-type="float">
            <text:p>126.758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150.095" calcext:value-type="float">
            <text:p>15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6.261" calcext:value-type="float">
            <text:p>116.261</text:p>
          </table:table-cell>
          <table:table-cell office:value-type="float" office:value="45.1545" calcext:value-type="float">
            <text:p>45.1545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.481" calcext:value-type="float">
            <text:p>119.481</text:p>
          </table:table-cell>
          <table:table-cell office:value-type="float" office:value="45.5545" calcext:value-type="float">
            <text:p>45.5545</text:p>
          </table:table-cell>
          <table:table-cell office:value-type="float" office:value="153.623" calcext:value-type="float">
            <text:p>153.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.252" calcext:value-type="float">
            <text:p>131.252</text:p>
          </table:table-cell>
          <table:table-cell office:value-type="float" office:value="45.9045" calcext:value-type="float">
            <text:p>45.9045</text:p>
          </table:table-cell>
          <table:table-cell office:value-type="float" office:value="154.728" calcext:value-type="float">
            <text:p>15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46.2554" calcext:value-type="float">
            <text:p>46.2554</text:p>
          </table:table-cell>
          <table:table-cell office:value-type="float" office:value="156.09" calcext:value-type="float">
            <text:p>15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4.624" calcext:value-type="float">
            <text:p>114.624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157.398" calcext:value-type="float">
            <text:p>157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9.566" calcext:value-type="float">
            <text:p>119.566</text:p>
          </table:table-cell>
          <table:table-cell office:value-type="float" office:value="46.8018" calcext:value-type="float">
            <text:p>46.8018</text:p>
          </table:table-cell>
          <table:table-cell office:value-type="float" office:value="161.883" calcext:value-type="float">
            <text:p>161.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.67" calcext:value-type="float">
            <text:p>125.67</text:p>
          </table:table-cell>
          <table:table-cell office:value-type="float" office:value="47.2518" calcext:value-type="float">
            <text:p>47.2518</text:p>
          </table:table-cell>
          <table:table-cell office:value-type="float" office:value="165.143" calcext:value-type="float">
            <text:p>165.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.246" calcext:value-type="float">
            <text:p>118.246</text:p>
          </table:table-cell>
          <table:table-cell office:value-type="float" office:value="47.5518" calcext:value-type="float">
            <text:p>47.5518</text:p>
          </table:table-cell>
          <table:table-cell office:value-type="float" office:value="166.753" calcext:value-type="float">
            <text:p>166.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0.962" calcext:value-type="float">
            <text:p>170.962</text:p>
          </table:table-cell>
          <table:table-cell office:value-type="float" office:value="47.9018" calcext:value-type="float">
            <text:p>47.9018</text:p>
          </table:table-cell>
          <table:table-cell office:value-type="float" office:value="167.84" calcext:value-type="float">
            <text:p>16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48.3268" calcext:value-type="float">
            <text:p>48.3268</text:p>
          </table:table-cell>
          <table:table-cell office:value-type="float" office:value="171.998" calcext:value-type="float">
            <text:p>171.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0.013" calcext:value-type="float">
            <text:p>130.013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172.788" calcext:value-type="float">
            <text:p>172.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.659" calcext:value-type="float">
            <text:p>130.659</text:p>
          </table:table-cell>
          <table:table-cell office:value-type="float" office:value="48.9768" calcext:value-type="float">
            <text:p>48.9768</text:p>
          </table:table-cell>
          <table:table-cell office:value-type="float" office:value="173.775" calcext:value-type="float">
            <text:p>173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7.705" calcext:value-type="float">
            <text:p>127.705</text:p>
          </table:table-cell>
          <table:table-cell office:value-type="float" office:value="49.3768" calcext:value-type="float">
            <text:p>49.3768</text:p>
          </table:table-cell>
          <table:table-cell office:value-type="float" office:value="175.313" calcext:value-type="float">
            <text:p>175.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9.983" calcext:value-type="float">
            <text:p>129.983</text:p>
          </table:table-cell>
          <table:table-cell office:value-type="float" office:value="49.7018" calcext:value-type="float">
            <text:p>49.7018</text:p>
          </table:table-cell>
          <table:table-cell office:value-type="float" office:value="176.685" calcext:value-type="float">
            <text:p>176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.906" calcext:value-type="float">
            <text:p>127.906</text:p>
          </table:table-cell>
          <table:table-cell office:value-type="float" office:value="50.1018" calcext:value-type="float">
            <text:p>50.1018</text:p>
          </table:table-cell>
          <table:table-cell office:value-type="float" office:value="178.45" calcext:value-type="float">
            <text:p>17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.883" calcext:value-type="float">
            <text:p>127.883</text:p>
          </table:table-cell>
          <table:table-cell office:value-type="float" office:value="50.339" calcext:value-type="float">
            <text:p>50.339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.745" calcext:value-type="float">
            <text:p>136.745</text:p>
          </table:table-cell>
          <table:table-cell office:value-type="float" office:value="50.689" calcext:value-type="float">
            <text:p>50.689</text:p>
          </table:table-cell>
          <table:table-cell office:value-type="float" office:value="180.863" calcext:value-type="float">
            <text:p>180.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.271" calcext:value-type="float">
            <text:p>136.271</text:p>
          </table:table-cell>
          <table:table-cell office:value-type="float" office:value="51.089" calcext:value-type="float">
            <text:p>51.089</text:p>
          </table:table-cell>
          <table:table-cell office:value-type="float" office:value="182.4" calcext:value-type="float">
            <text:p>18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9.905" calcext:value-type="float">
            <text:p>139.905</text:p>
          </table:table-cell>
          <table:table-cell office:value-type="float" office:value="51.439" calcext:value-type="float">
            <text:p>51.439</text:p>
          </table:table-cell>
          <table:table-cell office:value-type="float" office:value="183.883" calcext:value-type="float">
            <text:p>183.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373" calcext:value-type="float">
            <text:p>134.373</text:p>
          </table:table-cell>
          <table:table-cell office:value-type="float" office:value="51.839" calcext:value-type="float">
            <text:p>51.839</text:p>
          </table:table-cell>
          <table:table-cell office:value-type="float" office:value="185.135" calcext:value-type="float">
            <text:p>185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2.489" calcext:value-type="float">
            <text:p>122.489</text:p>
          </table:table-cell>
          <table:table-cell office:value-type="float" office:value="52.139" calcext:value-type="float">
            <text:p>52.139</text:p>
          </table:table-cell>
          <table:table-cell office:value-type="float" office:value="186.05" calcext:value-type="float">
            <text:p>18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.73" calcext:value-type="float">
            <text:p>130.73</text:p>
          </table:table-cell>
          <table:table-cell office:value-type="float" office:value="52.489" calcext:value-type="float">
            <text:p>52.489</text:p>
          </table:table-cell>
          <table:table-cell office:value-type="float" office:value="187.068" calcext:value-type="float">
            <text:p>187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8.07" calcext:value-type="float">
            <text:p>128.07</text:p>
          </table:table-cell>
          <table:table-cell office:value-type="float" office:value="52.889" calcext:value-type="float">
            <text:p>52.889</text:p>
          </table:table-cell>
          <table:table-cell office:value-type="float" office:value="188.093" calcext:value-type="float">
            <text:p>188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.006" calcext:value-type="float">
            <text:p>140.006</text:p>
          </table:table-cell>
          <table:table-cell office:value-type="float" office:value="53.189" calcext:value-type="float">
            <text:p>53.189</text:p>
          </table:table-cell>
          <table:table-cell office:value-type="float" office:value="194.603" calcext:value-type="float">
            <text:p>194.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9.329" calcext:value-type="float">
            <text:p>139.329</text:p>
          </table:table-cell>
          <table:table-cell office:value-type="float" office:value="53.589" calcext:value-type="float">
            <text:p>53.589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6.913" calcext:value-type="float">
            <text:p>116.913</text:p>
          </table:table-cell>
          <table:table-cell office:value-type="float" office:value="53.8982" calcext:value-type="float">
            <text:p>53.8982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9.228" calcext:value-type="float">
            <text:p>119.228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.215" calcext:value-type="float">
            <text:p>123.215</text:p>
          </table:table-cell>
          <table:table-cell office:value-type="float" office:value="54.4421" calcext:value-type="float">
            <text:p>54.4421</text:p>
          </table:table-cell>
          <table:table-cell office:value-type="float" office:value="197.175" calcext:value-type="float">
            <text:p>197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.641" calcext:value-type="float">
            <text:p>132.641</text:p>
          </table:table-cell>
          <table:table-cell office:value-type="float" office:value="54.8921" calcext:value-type="float">
            <text:p>54.8921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55.3421" calcext:value-type="float">
            <text:p>55.34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9.628" calcext:value-type="float">
            <text:p>129.628</text:p>
          </table:table-cell>
          <table:table-cell office:value-type="float" office:value="55.5921" calcext:value-type="float">
            <text:p>55.5921</text:p>
          </table:table-cell>
          <table:table-cell office:value-type="float" office:value="197.713" calcext:value-type="float">
            <text:p>197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9.614" calcext:value-type="float">
            <text:p>119.614</text:p>
          </table:table-cell>
          <table:table-cell office:value-type="float" office:value="56.0421" calcext:value-type="float">
            <text:p>56.0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.372" calcext:value-type="float">
            <text:p>169.372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.915" calcext:value-type="float">
            <text:p>120.915</text:p>
          </table:table-cell>
          <table:table-cell office:value-type="float" office:value="56.8421" calcext:value-type="float">
            <text:p>56.8421</text:p>
          </table:table-cell>
          <table:table-cell office:value-type="float" office:value="199.393" calcext:value-type="float">
            <text:p>199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9.905" calcext:value-type="float">
            <text:p>129.905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204.035" calcext:value-type="float">
            <text:p>204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.471" calcext:value-type="float">
            <text:p>123.471</text:p>
          </table:table-cell>
          <table:table-cell office:value-type="float" office:value="57.6921" calcext:value-type="float">
            <text:p>57.6921</text:p>
          </table:table-cell>
          <table:table-cell office:value-type="float" office:value="205.723" calcext:value-type="float">
            <text:p>205.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.575" calcext:value-type="float">
            <text:p>124.575</text:p>
          </table:table-cell>
          <table:table-cell office:value-type="float" office:value="57.8921" calcext:value-type="float">
            <text:p>57.8921</text:p>
          </table:table-cell>
          <table:table-cell office:value-type="float" office:value="208.458" calcext:value-type="float">
            <text:p>208.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.923" calcext:value-type="float">
            <text:p>126.923</text:p>
          </table:table-cell>
          <table:table-cell office:value-type="float" office:value="58.3921" calcext:value-type="float">
            <text:p>58.3921</text:p>
          </table:table-cell>
          <table:table-cell office:value-type="float" office:value="214.71" calcext:value-type="float">
            <text:p>21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.694" calcext:value-type="float">
            <text:p>145.694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221.905" calcext:value-type="float">
            <text:p>221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8.538" calcext:value-type="float">
            <text:p>138.538</text:p>
          </table:table-cell>
          <table:table-cell office:value-type="float" office:value="59.2428" calcext:value-type="float">
            <text:p>59.2428</text:p>
          </table:table-cell>
          <table:table-cell office:value-type="float" office:value="227.178" calcext:value-type="float">
            <text:p>227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0.358" calcext:value-type="float">
            <text:p>130.358</text:p>
          </table:table-cell>
          <table:table-cell office:value-type="float" office:value="59.6428" calcext:value-type="float">
            <text:p>59.6428</text:p>
          </table:table-cell>
          <table:table-cell office:value-type="float" office:value="229.483" calcext:value-type="float">
            <text:p>229.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0.429" calcext:value-type="float">
            <text:p>140.429</text:p>
          </table:table-cell>
          <table:table-cell office:value-type="float" office:value="60.0678" calcext:value-type="float">
            <text:p>60.0678</text:p>
          </table:table-cell>
          <table:table-cell office:value-type="float" office:value="229.445" calcext:value-type="float">
            <text:p>229.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2.248" calcext:value-type="float">
            <text:p>122.248</text:p>
          </table:table-cell>
          <table:table-cell office:value-type="float" office:value="60.5178" calcext:value-type="float">
            <text:p>60.5178</text:p>
          </table:table-cell>
          <table:table-cell office:value-type="float" office:value="229.438" calcext:value-type="float">
            <text:p>229.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9.896" calcext:value-type="float">
            <text:p>169.896</text:p>
          </table:table-cell>
          <table:table-cell office:value-type="float" office:value="60.7835" calcext:value-type="float">
            <text:p>60.7835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.83" calcext:value-type="float">
            <text:p>129.83</text:p>
          </table:table-cell>
          <table:table-cell office:value-type="float" office:value="61.014" calcext:value-type="float">
            <text:p>61.014</text:p>
          </table:table-cell>
          <table:table-cell office:value-type="float" office:value="229.443" calcext:value-type="float">
            <text:p>229.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4.562" calcext:value-type="float">
            <text:p>124.562</text:p>
          </table:table-cell>
          <table:table-cell office:value-type="float" office:value="61.4029" calcext:value-type="float">
            <text:p>61.4029</text:p>
          </table:table-cell>
          <table:table-cell office:value-type="float" office:value="229.46" calcext:value-type="float">
            <text:p>22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.144" calcext:value-type="float">
            <text:p>143.144</text:p>
          </table:table-cell>
          <table:table-cell office:value-type="float" office:value="61.7071" calcext:value-type="float">
            <text:p>61.7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.822" calcext:value-type="float">
            <text:p>123.822</text:p>
          </table:table-cell>
          <table:table-cell office:value-type="float" office:value="62.1071" calcext:value-type="float">
            <text:p>62.1071</text:p>
          </table:table-cell>
          <table:table-cell office:value-type="float" office:value="229.865" calcext:value-type="float">
            <text:p>229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8.451" calcext:value-type="float">
            <text:p>128.451</text:p>
          </table:table-cell>
          <table:table-cell office:value-type="float" office:value="62.3071" calcext:value-type="float">
            <text:p>62.3071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.48" calcext:value-type="float">
            <text:p>130.48</text:p>
          </table:table-cell>
          <table:table-cell office:value-type="float" office:value="62.6272" calcext:value-type="float">
            <text:p>62.6272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6.703" calcext:value-type="float">
            <text:p>126.703</text:p>
          </table:table-cell>
          <table:table-cell office:value-type="float" office:value="63.0022" calcext:value-type="float">
            <text:p>63.0022</text:p>
          </table:table-cell>
          <table:table-cell office:value-type="float" office:value="231.045" calcext:value-type="float">
            <text:p>231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.703" calcext:value-type="float">
            <text:p>139.703</text:p>
          </table:table-cell>
          <table:table-cell office:value-type="float" office:value="63.4022" calcext:value-type="float">
            <text:p>63.4022</text:p>
          </table:table-cell>
          <table:table-cell office:value-type="float" office:value="232.8" calcext:value-type="float">
            <text:p>2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0.285" calcext:value-type="float">
            <text:p>130.285</text:p>
          </table:table-cell>
          <table:table-cell office:value-type="float" office:value="63.7522" calcext:value-type="float">
            <text:p>63.7522</text:p>
          </table:table-cell>
          <table:table-cell office:value-type="float" office:value="232.433" calcext:value-type="float">
            <text:p>232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9.276" calcext:value-type="float">
            <text:p>129.276</text:p>
          </table:table-cell>
          <table:table-cell office:value-type="float" office:value="64.1022" calcext:value-type="float">
            <text:p>64.1022</text:p>
          </table:table-cell>
          <table:table-cell office:value-type="float" office:value="233.738" calcext:value-type="float">
            <text:p>233.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.253" calcext:value-type="float">
            <text:p>142.253</text:p>
          </table:table-cell>
          <table:table-cell office:value-type="float" office:value="64.5022" calcext:value-type="float">
            <text:p>64.5022</text:p>
          </table:table-cell>
          <table:table-cell office:value-type="float" office:value="233.638" calcext:value-type="float">
            <text:p>233.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.257" calcext:value-type="float">
            <text:p>150.257</text:p>
          </table:table-cell>
          <table:table-cell office:value-type="float" office:value="64.8772" calcext:value-type="float">
            <text:p>64.8772</text:p>
          </table:table-cell>
          <table:table-cell office:value-type="float" office:value="234.245" calcext:value-type="float">
            <text:p>234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4.471" calcext:value-type="float">
            <text:p>134.471</text:p>
          </table:table-cell>
          <table:table-cell office:value-type="float" office:value="65.2272" calcext:value-type="float">
            <text:p>65.2272</text:p>
          </table:table-cell>
          <table:table-cell office:value-type="float" office:value="234.225" calcext:value-type="float">
            <text:p>234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7.384" calcext:value-type="float">
            <text:p>137.384</text:p>
          </table:table-cell>
          <table:table-cell office:value-type="float" office:value="65.6272" calcext:value-type="float">
            <text:p>65.62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66.0772" calcext:value-type="float">
            <text:p>66.0772</text:p>
          </table:table-cell>
          <table:table-cell office:value-type="float" office:value="234.843" calcext:value-type="float">
            <text:p>234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2.381" calcext:value-type="float">
            <text:p>132.381</text:p>
          </table:table-cell>
          <table:table-cell office:value-type="float" office:value="66.5272" calcext:value-type="float">
            <text:p>66.52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5.411" calcext:value-type="float">
            <text:p>125.411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235.493" calcext:value-type="float">
            <text:p>235.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4.765" calcext:value-type="float">
            <text:p>134.765</text:p>
          </table:table-cell>
          <table:table-cell office:value-type="float" office:value="67.2522" calcext:value-type="float">
            <text:p>67.2522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.273" calcext:value-type="float">
            <text:p>121.273</text:p>
          </table:table-cell>
          <table:table-cell office:value-type="float" office:value="67.4827" calcext:value-type="float">
            <text:p>67.482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1.269" calcext:value-type="float">
            <text:p>131.269</text:p>
          </table:table-cell>
          <table:table-cell office:value-type="float" office:value="67.6577" calcext:value-type="float">
            <text:p>67.6577</text:p>
          </table:table-cell>
          <table:table-cell office:value-type="float" office:value="236.043" calcext:value-type="float">
            <text:p>236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.86" calcext:value-type="float">
            <text:p>150.86</text:p>
          </table:table-cell>
          <table:table-cell office:value-type="float" office:value="68.1077" calcext:value-type="float">
            <text:p>68.1077</text:p>
          </table:table-cell>
          <table:table-cell office:value-type="float" office:value="244.558" calcext:value-type="float">
            <text:p>244.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6.926" calcext:value-type="float">
            <text:p>146.926</text:p>
          </table:table-cell>
          <table:table-cell office:value-type="float" office:value="68.5577" calcext:value-type="float">
            <text:p>68.5577</text:p>
          </table:table-cell>
          <table:table-cell office:value-type="float" office:value="245.293" calcext:value-type="float">
            <text:p>245.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4.67" calcext:value-type="float">
            <text:p>134.67</text:p>
          </table:table-cell>
          <table:table-cell office:value-type="float" office:value="69.0077" calcext:value-type="float">
            <text:p>69.0077</text:p>
          </table:table-cell>
          <table:table-cell office:value-type="float" office:value="245.633" calcext:value-type="float">
            <text:p>245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8.656" calcext:value-type="float">
            <text:p>148.656</text:p>
          </table:table-cell>
          <table:table-cell office:value-type="float" office:value="69.4077" calcext:value-type="float">
            <text:p>69.4077</text:p>
          </table:table-cell>
          <table:table-cell office:value-type="float" office:value="245.635" calcext:value-type="float">
            <text:p>245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9.277" calcext:value-type="float">
            <text:p>129.277</text:p>
          </table:table-cell>
          <table:table-cell office:value-type="float" office:value="69.7613" calcext:value-type="float">
            <text:p>69.7613</text:p>
          </table:table-cell>
          <table:table-cell office:value-type="float" office:value="245.63" calcext:value-type="float">
            <text:p>24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.751" calcext:value-type="float">
            <text:p>140.751</text:p>
          </table:table-cell>
          <table:table-cell office:value-type="float" office:value="70.0613" calcext:value-type="float">
            <text:p>70.0613</text:p>
          </table:table-cell>
          <table:table-cell office:value-type="float" office:value="246.108" calcext:value-type="float">
            <text:p>246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.751" calcext:value-type="float">
            <text:p>150.751</text:p>
          </table:table-cell>
          <table:table-cell office:value-type="float" office:value="70.4613" calcext:value-type="float">
            <text:p>70.4613</text:p>
          </table:table-cell>
          <table:table-cell office:value-type="float" office:value="246.085" calcext:value-type="float">
            <text:p>246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.005" calcext:value-type="float">
            <text:p>163.005</text:p>
          </table:table-cell>
          <table:table-cell office:value-type="float" office:value="70.6613" calcext:value-type="float">
            <text:p>70.6613</text:p>
          </table:table-cell>
          <table:table-cell office:value-type="float" office:value="246.435" calcext:value-type="float">
            <text:p>246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2.733" calcext:value-type="float">
            <text:p>152.733</text:p>
          </table:table-cell>
          <table:table-cell office:value-type="float" office:value="71.112" calcext:value-type="float">
            <text:p>71.112</text:p>
          </table:table-cell>
          <table:table-cell office:value-type="float" office:value="246.83" calcext:value-type="float">
            <text:p>24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.872" calcext:value-type="float">
            <text:p>137.872</text:p>
          </table:table-cell>
          <table:table-cell office:value-type="float" office:value="71.452" calcext:value-type="float">
            <text:p>71.452</text:p>
          </table:table-cell>
          <table:table-cell office:value-type="float" office:value="248.058" calcext:value-type="float">
            <text:p>248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8.288" calcext:value-type="float">
            <text:p>138.288</text:p>
          </table:table-cell>
          <table:table-cell office:value-type="float" office:value="71.6995" calcext:value-type="float">
            <text:p>71.6995</text:p>
          </table:table-cell>
          <table:table-cell office:value-type="float" office:value="248.063" calcext:value-type="float">
            <text:p>248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72.0711" calcext:value-type="float">
            <text:p>72.07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.813" calcext:value-type="float">
            <text:p>141.813</text:p>
          </table:table-cell>
          <table:table-cell office:value-type="float" office:value="72.3211" calcext:value-type="float">
            <text:p>72.3211</text:p>
          </table:table-cell>
          <table:table-cell office:value-type="float" office:value="248.435" calcext:value-type="float">
            <text:p>24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0.87" calcext:value-type="float">
            <text:p>170.87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250.105" calcext:value-type="float">
            <text:p>25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6.95" calcext:value-type="float">
            <text:p>156.95</text:p>
          </table:table-cell>
          <table:table-cell office:value-type="float" office:value="72.7711" calcext:value-type="float">
            <text:p>72.7711</text:p>
          </table:table-cell>
          <table:table-cell office:value-type="float" office:value="253.758" calcext:value-type="float">
            <text:p>253.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.21" calcext:value-type="float">
            <text:p>141.21</text:p>
          </table:table-cell>
          <table:table-cell office:value-type="float" office:value="73.1902" calcext:value-type="float">
            <text:p>73.1902</text:p>
          </table:table-cell>
          <table:table-cell office:value-type="float" office:value="254.1" calcext:value-type="float">
            <text:p>25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.804" calcext:value-type="float">
            <text:p>143.804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254.503" calcext:value-type="float">
            <text:p>254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7.895" calcext:value-type="float">
            <text:p>157.895</text:p>
          </table:table-cell>
          <table:table-cell office:value-type="float" office:value="73.8093" calcext:value-type="float">
            <text:p>73.8093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7.617" calcext:value-type="float">
            <text:p>147.617</text:p>
          </table:table-cell>
          <table:table-cell office:value-type="float" office:value="74.0093" calcext:value-type="float">
            <text:p>74.0093</text:p>
          </table:table-cell>
          <table:table-cell office:value-type="float" office:value="254.528" calcext:value-type="float">
            <text:p>254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0.08" calcext:value-type="float">
            <text:p>180.08</text:p>
          </table:table-cell>
          <table:table-cell office:value-type="float" office:value="74.3093" calcext:value-type="float">
            <text:p>74.3093</text:p>
          </table:table-cell>
          <table:table-cell office:value-type="float" office:value="254.843" calcext:value-type="float">
            <text:p>254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4.995" calcext:value-type="float">
            <text:p>154.995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255.465" calcext:value-type="float">
            <text:p>255.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.928" calcext:value-type="float">
            <text:p>145.928</text:p>
          </table:table-cell>
          <table:table-cell office:value-type="float" office:value="74.876" calcext:value-type="float">
            <text:p>74.876</text:p>
          </table:table-cell>
          <table:table-cell office:value-type="float" office:value="255.38" calcext:value-type="float">
            <text:p>25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1.48" calcext:value-type="float">
            <text:p>181.48</text:p>
          </table:table-cell>
          <table:table-cell office:value-type="float" office:value="75.151" calcext:value-type="float">
            <text:p>75.151</text:p>
          </table:table-cell>
          <table:table-cell office:value-type="float" office:value="255.853" calcext:value-type="float">
            <text:p>255.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0.311" calcext:value-type="float">
            <text:p>220.311</text:p>
          </table:table-cell>
          <table:table-cell office:value-type="float" office:value="75.501" calcext:value-type="float">
            <text:p>75.501</text:p>
          </table:table-cell>
          <table:table-cell office:value-type="float" office:value="257.01" calcext:value-type="float">
            <text:p>25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7.182" calcext:value-type="float">
            <text:p>137.182</text:p>
          </table:table-cell>
          <table:table-cell office:value-type="float" office:value="75.901" calcext:value-type="float">
            <text:p>75.901</text:p>
          </table:table-cell>
          <table:table-cell office:value-type="float" office:value="256.63" calcext:value-type="float">
            <text:p>25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9.037" calcext:value-type="float">
            <text:p>149.037</text:p>
          </table:table-cell>
          <table:table-cell office:value-type="float" office:value="76.151" calcext:value-type="float">
            <text:p>76.151</text:p>
          </table:table-cell>
          <table:table-cell office:value-type="float" office:value="257.508" calcext:value-type="float">
            <text:p>257.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0.038" calcext:value-type="float">
            <text:p>150.038</text:p>
          </table:table-cell>
          <table:table-cell office:value-type="float" office:value="76.651" calcext:value-type="float">
            <text:p>76.651</text:p>
          </table:table-cell>
          <table:table-cell office:value-type="float" office:value="257.505" calcext:value-type="float">
            <text:p>257.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.198" calcext:value-type="float">
            <text:p>159.198</text:p>
          </table:table-cell>
          <table:table-cell office:value-type="float" office:value="77.001" calcext:value-type="float">
            <text:p>77.001</text:p>
          </table:table-cell>
          <table:table-cell office:value-type="float" office:value="257.13" calcext:value-type="float">
            <text:p>25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4.316" calcext:value-type="float">
            <text:p>134.316</text:p>
          </table:table-cell>
          <table:table-cell office:value-type="float" office:value="77.401" calcext:value-type="float">
            <text:p>77.401</text:p>
          </table:table-cell>
          <table:table-cell office:value-type="float" office:value="258.198" calcext:value-type="float">
            <text:p>258.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1.275" calcext:value-type="float">
            <text:p>191.275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258.168" calcext:value-type="float">
            <text:p>258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6.643" calcext:value-type="float">
            <text:p>146.643</text:p>
          </table:table-cell>
          <table:table-cell office:value-type="float" office:value="77.8888" calcext:value-type="float">
            <text:p>77.8888</text:p>
          </table:table-cell>
          <table:table-cell office:value-type="float" office:value="258.728" calcext:value-type="float">
            <text:p>258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78.1981" calcext:value-type="float">
            <text:p>78.1981</text:p>
          </table:table-cell>
          <table:table-cell office:value-type="float" office:value="258.678" calcext:value-type="float">
            <text:p>258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6.327" calcext:value-type="float">
            <text:p>146.327</text:p>
          </table:table-cell>
          <table:table-cell office:value-type="float" office:value="78.4685" calcext:value-type="float">
            <text:p>78.4685</text:p>
          </table:table-cell>
          <table:table-cell office:value-type="float" office:value="258.675" calcext:value-type="float">
            <text:p>258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2.758" calcext:value-type="float">
            <text:p>152.758</text:p>
          </table:table-cell>
          <table:table-cell office:value-type="float" office:value="78.7695" calcext:value-type="float">
            <text:p>78.7695</text:p>
          </table:table-cell>
          <table:table-cell office:value-type="float" office:value="258.57" calcext:value-type="float">
            <text:p>25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.064" calcext:value-type="float">
            <text:p>143.064</text:p>
          </table:table-cell>
          <table:table-cell office:value-type="float" office:value="79.0388" calcext:value-type="float">
            <text:p>79.0388</text:p>
          </table:table-cell>
          <table:table-cell office:value-type="float" office:value="258.555" calcext:value-type="float">
            <text:p>258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8.406" calcext:value-type="float">
            <text:p>188.406</text:p>
          </table:table-cell>
          <table:table-cell office:value-type="float" office:value="79.2888" calcext:value-type="float">
            <text:p>79.2888</text:p>
          </table:table-cell>
          <table:table-cell office:value-type="float" office:value="258.55" calcext:value-type="float">
            <text:p>25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1.099" calcext:value-type="float">
            <text:p>151.099</text:p>
          </table:table-cell>
          <table:table-cell office:value-type="float" office:value="79.6397" calcext:value-type="float">
            <text:p>79.6397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.472" calcext:value-type="float">
            <text:p>137.472</text:p>
          </table:table-cell>
          <table:table-cell office:value-type="float" office:value="80.0654" calcext:value-type="float">
            <text:p>80.0654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1:18:32.278072312</dc:date>
    <meta:document-statistic meta:table-count="1" meta:cell-count="125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2:Sheet1.D251" svg:x="0.32cm" svg:y="0.18cm" svg:width="13.097cm" svg:height="8.64cm">
          <chartooo:coordinate-region svg:x="1.127cm" svg:y="0.38cm" svg:width="12.10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1" chart:class="chart:scatter">
            <chart:domain table:cell-range-address="Sheet1.C2:Sheet1.C25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5">
                <text:p>0.475</text:p>
                <draw:g>
                  <svg:desc>Sheet1.C2:Sheet1.C251</svg:desc>
                </draw:g>
              </table:table-cell>
              <table:table-cell office:value-type="float" office:value="8.4425">
                <text:p>8.4425</text:p>
                <draw:g>
                  <svg:desc>Sheet1.D2:Sheet1.D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625">
                <text:p>1.4762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221">
                <text:p>1.80221</text:p>
              </table:table-cell>
              <table:table-cell office:value-type="float" office:value="8.7875">
                <text:p>8.7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221">
                <text:p>2.0522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221">
                <text:p>2.35221</text:p>
              </table:table-cell>
              <table:table-cell office:value-type="float" office:value="9.8225">
                <text:p>9.8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221">
                <text:p>2.70221</text:p>
              </table:table-cell>
              <table:table-cell office:value-type="float" office:value="10.3525">
                <text:p>10.3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221">
                <text:p>3.00221</text:p>
              </table:table-cell>
              <table:table-cell office:value-type="float" office:value="10.8425">
                <text:p>10.8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716">
                <text:p>3.25716</text:p>
              </table:table-cell>
              <table:table-cell office:value-type="float" office:value="11.2775">
                <text:p>11.2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2642">
                <text:p>3.52642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642">
                <text:p>3.82642</text:p>
              </table:table-cell>
              <table:table-cell office:value-type="float" office:value="12.5875">
                <text:p>12.5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642">
                <text:p>4.12642</text:p>
              </table:table-cell>
              <table:table-cell office:value-type="float" office:value="13.3575">
                <text:p>13.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142">
                <text:p>4.40142</text:p>
              </table:table-cell>
              <table:table-cell office:value-type="float" office:value="13.8575">
                <text:p>13.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0142">
                <text:p>4.70142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231">
                <text:p>5.05231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182">
                <text:p>5.33182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3182">
                <text:p>5.63182</text:p>
              </table:table-cell>
              <table:table-cell office:value-type="float" office:value="30.9575">
                <text:p>30.9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3182">
                <text:p>5.93182</text:p>
              </table:table-cell>
              <table:table-cell office:value-type="float" office:value="38.2475">
                <text:p>38.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3182">
                <text:p>6.23182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5682">
                <text:p>6.55682</text:p>
              </table:table-cell>
              <table:table-cell office:value-type="float" office:value="49.1675">
                <text:p>49.1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8278">
                <text:p>6.88278</text:p>
              </table:table-cell>
              <table:table-cell office:value-type="float" office:value="52.2125">
                <text:p>52.2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7329">
                <text:p>7.2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7329">
                <text:p>7.57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329">
                <text:p>7.92329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233">
                <text:p>8.2233</text:p>
              </table:table-cell>
              <table:table-cell office:value-type="float" office:value="53.4475">
                <text:p>53.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483">
                <text:p>8.5483</text:p>
              </table:table-cell>
              <table:table-cell office:value-type="float" office:value="53.395">
                <text:p>53.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83">
                <text:p>8.8483</text:p>
              </table:table-cell>
              <table:table-cell office:value-type="float" office:value="53.4225">
                <text:p>53.4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7426">
                <text:p>9.17426</text:p>
              </table:table-cell>
              <table:table-cell office:value-type="float" office:value="53.3975">
                <text:p>53.3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106">
                <text:p>9.5106</text:p>
              </table:table-cell>
              <table:table-cell office:value-type="float" office:value="54.7375">
                <text:p>54.7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88225">
                <text:p>9.88225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712">
                <text:p>10.2712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291">
                <text:p>10.6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291">
                <text:p>10.9291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28">
                <text:p>11.2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63">
                <text:p>11.6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88">
                <text:p>11.88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33">
                <text:p>12.33</text:p>
              </table:table-cell>
              <table:table-cell office:value-type="float" office:value="55.6725">
                <text:p>55.6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6782">
                <text:p>12.6782</text:p>
              </table:table-cell>
              <table:table-cell office:value-type="float" office:value="56.095">
                <text:p>56.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282">
                <text:p>12.9282</text:p>
              </table:table-cell>
              <table:table-cell office:value-type="float" office:value="56.055">
                <text:p>56.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032">
                <text:p>13.2032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5532">
                <text:p>13.5532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032">
                <text:p>13.803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1292">
                <text:p>14.1292</text:p>
              </table:table-cell>
              <table:table-cell office:value-type="float" office:value="56.9675">
                <text:p>56.9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92">
                <text:p>14.37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292">
                <text:p>14.6292</text:p>
              </table:table-cell>
              <table:table-cell office:value-type="float" office:value="57.5675">
                <text:p>57.5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042">
                <text:p>14.9042</text:p>
              </table:table-cell>
              <table:table-cell office:value-type="float" office:value="58.6675">
                <text:p>58.6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042">
                <text:p>15.2042</text:p>
              </table:table-cell>
              <table:table-cell office:value-type="float" office:value="58.6425">
                <text:p>58.6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4542">
                <text:p>15.45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042">
                <text:p>15.7042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542">
                <text:p>15.9542</text:p>
              </table:table-cell>
              <table:table-cell office:value-type="float" office:value="60.085">
                <text:p>60.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042">
                <text:p>16.2042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4792">
                <text:p>16.4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792">
                <text:p>16.7792</text:p>
              </table:table-cell>
              <table:table-cell office:value-type="float" office:value="60.865">
                <text:p>60.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542">
                <text:p>17.0542</text:p>
              </table:table-cell>
              <table:table-cell office:value-type="float" office:value="61.4125">
                <text:p>61.4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42">
                <text:p>17.3042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542">
                <text:p>17.5542</text:p>
              </table:table-cell>
              <table:table-cell office:value-type="float" office:value="61.4075">
                <text:p>61.4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292">
                <text:p>17.8292</text:p>
              </table:table-cell>
              <table:table-cell office:value-type="float" office:value="62.2925">
                <text:p>62.2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12">
                <text:p>17.9812</text:p>
              </table:table-cell>
              <table:table-cell office:value-type="float" office:value="62.2625">
                <text:p>62.2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854">
                <text:p>18.2854</text:p>
              </table:table-cell>
              <table:table-cell office:value-type="float" office:value="62.765">
                <text:p>62.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354">
                <text:p>18.5354</text:p>
              </table:table-cell>
              <table:table-cell office:value-type="float" office:value="65.78">
                <text:p>65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854">
                <text:p>18.7854</text:p>
              </table:table-cell>
              <table:table-cell office:value-type="float" office:value="66.455">
                <text:p>66.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04">
                <text:p>19.0604</text:p>
              </table:table-cell>
              <table:table-cell office:value-type="float" office:value="66.4525">
                <text:p>66.4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3104">
                <text:p>19.3104</text:p>
              </table:table-cell>
              <table:table-cell office:value-type="float" office:value="67.075">
                <text:p>67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604">
                <text:p>19.5604</text:p>
              </table:table-cell>
              <table:table-cell office:value-type="float" office:value="69.6525">
                <text:p>69.6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8104">
                <text:p>19.8104</text:p>
              </table:table-cell>
              <table:table-cell office:value-type="float" office:value="70.7275">
                <text:p>70.7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604">
                <text:p>20.0604</text:p>
              </table:table-cell>
              <table:table-cell office:value-type="float" office:value="72.1125">
                <text:p>72.1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4104">
                <text:p>20.4104</text:p>
              </table:table-cell>
              <table:table-cell office:value-type="float" office:value="72.9125">
                <text:p>72.9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354">
                <text:p>20.6354</text:p>
              </table:table-cell>
              <table:table-cell office:value-type="float" office:value="72.6425">
                <text:p>72.6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354">
                <text:p>21.0354</text:p>
              </table:table-cell>
              <table:table-cell office:value-type="float" office:value="73.5325">
                <text:p>73.5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3854">
                <text:p>21.3854</text:p>
              </table:table-cell>
              <table:table-cell office:value-type="float" office:value="74.655">
                <text:p>74.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57">
                <text:p>21.757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612">
                <text:p>22.0612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4112">
                <text:p>22.411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6722">
                <text:p>22.6722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22">
                <text:p>23.0222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3722">
                <text:p>23.372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792">
                <text:p>23.7792</text:p>
              </table:table-cell>
              <table:table-cell office:value-type="float" office:value="77.4475">
                <text:p>77.4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492">
                <text:p>24.3492</text:p>
              </table:table-cell>
              <table:table-cell office:value-type="float" office:value="80.6425">
                <text:p>80.6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7317">
                <text:p>24.7317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0368">
                <text:p>25.0368</text:p>
              </table:table-cell>
              <table:table-cell office:value-type="float" office:value="81.905">
                <text:p>81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091">
                <text:p>25.4091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5549">
                <text:p>25.5549</text:p>
              </table:table-cell>
              <table:table-cell office:value-type="float" office:value="82.3825">
                <text:p>82.3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8159">
                <text:p>25.8159</text:p>
              </table:table-cell>
              <table:table-cell office:value-type="float" office:value="82.65">
                <text:p>82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1159">
                <text:p>26.1159</text:p>
              </table:table-cell>
              <table:table-cell office:value-type="float" office:value="82.325">
                <text:p>82.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3909">
                <text:p>26.3909</text:p>
              </table:table-cell>
              <table:table-cell office:value-type="float" office:value="82.275">
                <text:p>82.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6519">
                <text:p>26.6519</text:p>
              </table:table-cell>
              <table:table-cell office:value-type="float" office:value="82.15">
                <text:p>82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269">
                <text:p>26.9269</text:p>
              </table:table-cell>
              <table:table-cell office:value-type="float" office:value="88.925">
                <text:p>88.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1879">
                <text:p>27.1879</text:p>
              </table:table-cell>
              <table:table-cell office:value-type="float" office:value="91.8325">
                <text:p>91.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379">
                <text:p>27.4379</text:p>
              </table:table-cell>
              <table:table-cell office:value-type="float" office:value="94.715">
                <text:p>94.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879">
                <text:p>27.6879</text:p>
              </table:table-cell>
              <table:table-cell office:value-type="float" office:value="97.225">
                <text:p>97.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379">
                <text:p>27.9379</text:p>
              </table:table-cell>
              <table:table-cell office:value-type="float" office:value="98.095">
                <text:p>98.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79">
                <text:p>28.1879</text:p>
              </table:table-cell>
              <table:table-cell office:value-type="float" office:value="98.1425">
                <text:p>98.1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4379">
                <text:p>28.4379</text:p>
              </table:table-cell>
              <table:table-cell office:value-type="float" office:value="98.9525">
                <text:p>98.9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879">
                <text:p>28.6879</text:p>
              </table:table-cell>
              <table:table-cell office:value-type="float" office:value="98.715">
                <text:p>98.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9392">
                <text:p>28.9392</text:p>
              </table:table-cell>
              <table:table-cell office:value-type="float" office:value="99.3075">
                <text:p>99.3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1892">
                <text:p>29.1892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4392">
                <text:p>29.4392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4892">
                <text:p>29.4892</text:p>
              </table:table-cell>
              <table:table-cell office:value-type="float" office:value="100.163">
                <text:p>100.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142">
                <text:p>29.6142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2">
                <text:p>29.8992</text:p>
              </table:table-cell>
              <table:table-cell office:value-type="float" office:value="99.615">
                <text:p>99.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2492">
                <text:p>30.2492</text:p>
              </table:table-cell>
              <table:table-cell office:value-type="float" office:value="98.8775">
                <text:p>98.8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73">
                <text:p>30.73</text:p>
              </table:table-cell>
              <table:table-cell office:value-type="float" office:value="100.283">
                <text:p>100.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119">
                <text:p>31.11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5259">
                <text:p>31.5259</text:p>
              </table:table-cell>
              <table:table-cell office:value-type="float" office:value="101.03">
                <text:p>101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7509">
                <text:p>31.7509</text:p>
              </table:table-cell>
              <table:table-cell office:value-type="float" office:value="101.033">
                <text:p>101.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7509">
                <text:p>31.7509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4142">
                <text:p>32.4142</text:p>
              </table:table-cell>
              <table:table-cell office:value-type="float" office:value="102.025">
                <text:p>102.0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6846">
                <text:p>32.6846</text:p>
              </table:table-cell>
              <table:table-cell office:value-type="float" office:value="102.733">
                <text:p>102.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0346">
                <text:p>33.0346</text:p>
              </table:table-cell>
              <table:table-cell office:value-type="float" office:value="103.523">
                <text:p>103.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3846">
                <text:p>33.3846</text:p>
              </table:table-cell>
              <table:table-cell office:value-type="float" office:value="104.348">
                <text:p>104.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7346">
                <text:p>33.7346</text:p>
              </table:table-cell>
              <table:table-cell office:value-type="float" office:value="105.195">
                <text:p>105.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46">
                <text:p>34.0846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346">
                <text:p>34.4346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846">
                <text:p>34.7846</text:p>
              </table:table-cell>
              <table:table-cell office:value-type="float" office:value="114.335">
                <text:p>114.3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1425">
                <text:p>35.14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588">
                <text:p>35.4588</text:p>
              </table:table-cell>
              <table:table-cell office:value-type="float" office:value="115.07">
                <text:p>115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629">
                <text:p>35.7629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1129">
                <text:p>36.1129</text:p>
              </table:table-cell>
              <table:table-cell office:value-type="float" office:value="117.058">
                <text:p>117.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629">
                <text:p>36.4629</text:p>
              </table:table-cell>
              <table:table-cell office:value-type="float" office:value="119.098">
                <text:p>119.0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8129">
                <text:p>36.8129</text:p>
              </table:table-cell>
              <table:table-cell office:value-type="float" office:value="119.388">
                <text:p>119.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1629">
                <text:p>37.1629</text:p>
              </table:table-cell>
              <table:table-cell office:value-type="float" office:value="122.005">
                <text:p>122.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5379">
                <text:p>37.5379</text:p>
              </table:table-cell>
              <table:table-cell office:value-type="float" office:value="122.275">
                <text:p>122.2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8879">
                <text:p>37.887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629">
                <text:p>38.2629</text:p>
              </table:table-cell>
              <table:table-cell office:value-type="float" office:value="125.188">
                <text:p>125.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6129">
                <text:p>38.6129</text:p>
              </table:table-cell>
              <table:table-cell office:value-type="float" office:value="125.805">
                <text:p>125.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9629">
                <text:p>38.9629</text:p>
              </table:table-cell>
              <table:table-cell office:value-type="float" office:value="126.738">
                <text:p>126.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3379">
                <text:p>39.3379</text:p>
              </table:table-cell>
              <table:table-cell office:value-type="float" office:value="127.155">
                <text:p>127.1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7129">
                <text:p>39.7129</text:p>
              </table:table-cell>
              <table:table-cell office:value-type="float" office:value="127.665">
                <text:p>127.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0129">
                <text:p>40.0129</text:p>
              </table:table-cell>
              <table:table-cell office:value-type="float" office:value="128.77">
                <text:p>128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3879">
                <text:p>40.3879</text:p>
              </table:table-cell>
              <table:table-cell office:value-type="float" office:value="129.208">
                <text:p>129.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6379">
                <text:p>40.6379</text:p>
              </table:table-cell>
              <table:table-cell office:value-type="float" office:value="130.065">
                <text:p>130.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9629">
                <text:p>40.9629</text:p>
              </table:table-cell>
              <table:table-cell office:value-type="float" office:value="130.428">
                <text:p>130.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.0188">
                <text:p>41.0188</text:p>
              </table:table-cell>
              <table:table-cell office:value-type="float" office:value="130.088">
                <text:p>130.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2688">
                <text:p>41.2688</text:p>
              </table:table-cell>
              <table:table-cell office:value-type="float" office:value="131.178">
                <text:p>131.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188">
                <text:p>41.5188</text:p>
              </table:table-cell>
              <table:table-cell office:value-type="float" office:value="131.338">
                <text:p>131.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6956">
                <text:p>41.6956</text:p>
              </table:table-cell>
              <table:table-cell office:value-type="float" office:value="131.095">
                <text:p>131.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857">
                <text:p>41.7857</text:p>
              </table:table-cell>
              <table:table-cell office:value-type="float" office:value="130.923">
                <text:p>130.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9378">
                <text:p>41.9378</text:p>
              </table:table-cell>
              <table:table-cell office:value-type="float" office:value="130.915">
                <text:p>130.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2878">
                <text:p>42.2878</text:p>
              </table:table-cell>
              <table:table-cell office:value-type="float" office:value="132.635">
                <text:p>132.6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6137">
                <text:p>42.6137</text:p>
              </table:table-cell>
              <table:table-cell office:value-type="float" office:value="132.79">
                <text:p>132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8273">
                <text:p>42.8273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1523">
                <text:p>43.1523</text:p>
              </table:table-cell>
              <table:table-cell office:value-type="float" office:value="141.573">
                <text:p>141.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5023">
                <text:p>43.5023</text:p>
              </table:table-cell>
              <table:table-cell office:value-type="float" office:value="144.763">
                <text:p>144.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32">
                <text:p>43.8532</text:p>
              </table:table-cell>
              <table:table-cell office:value-type="float" office:value="145.235">
                <text:p>145.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1383">
                <text:p>44.1383</text:p>
              </table:table-cell>
              <table:table-cell office:value-type="float" office:value="146.88">
                <text:p>146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4545">
                <text:p>44.4545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8045">
                <text:p>44.8045</text:p>
              </table:table-cell>
              <table:table-cell office:value-type="float" office:value="150.095">
                <text:p>150.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1545">
                <text:p>45.1545</text:p>
              </table:table-cell>
              <table:table-cell office:value-type="float" office:value="152.633">
                <text:p>152.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545">
                <text:p>45.5545</text:p>
              </table:table-cell>
              <table:table-cell office:value-type="float" office:value="153.623">
                <text:p>153.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9045">
                <text:p>45.9045</text:p>
              </table:table-cell>
              <table:table-cell office:value-type="float" office:value="154.728">
                <text:p>154.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2554">
                <text:p>46.2554</text:p>
              </table:table-cell>
              <table:table-cell office:value-type="float" office:value="156.09">
                <text:p>156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5646">
                <text:p>46.5646</text:p>
              </table:table-cell>
              <table:table-cell office:value-type="float" office:value="157.398">
                <text:p>157.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018">
                <text:p>46.8018</text:p>
              </table:table-cell>
              <table:table-cell office:value-type="float" office:value="161.883">
                <text:p>161.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518">
                <text:p>47.2518</text:p>
              </table:table-cell>
              <table:table-cell office:value-type="float" office:value="165.143">
                <text:p>165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518">
                <text:p>47.5518</text:p>
              </table:table-cell>
              <table:table-cell office:value-type="float" office:value="166.753">
                <text:p>166.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9018">
                <text:p>47.9018</text:p>
              </table:table-cell>
              <table:table-cell office:value-type="float" office:value="167.84">
                <text:p>167.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3268">
                <text:p>48.3268</text:p>
              </table:table-cell>
              <table:table-cell office:value-type="float" office:value="171.998">
                <text:p>171.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6268">
                <text:p>48.6268</text:p>
              </table:table-cell>
              <table:table-cell office:value-type="float" office:value="172.788">
                <text:p>172.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9768">
                <text:p>48.9768</text:p>
              </table:table-cell>
              <table:table-cell office:value-type="float" office:value="173.775">
                <text:p>173.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768">
                <text:p>49.3768</text:p>
              </table:table-cell>
              <table:table-cell office:value-type="float" office:value="175.313">
                <text:p>175.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7018">
                <text:p>49.7018</text:p>
              </table:table-cell>
              <table:table-cell office:value-type="float" office:value="176.685">
                <text:p>176.6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.1018">
                <text:p>50.1018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339">
                <text:p>50.339</text:p>
              </table:table-cell>
              <table:table-cell office:value-type="float" office:value="179.398">
                <text:p>179.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689">
                <text:p>50.689</text:p>
              </table:table-cell>
              <table:table-cell office:value-type="float" office:value="180.863">
                <text:p>180.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.089">
                <text:p>51.08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439">
                <text:p>51.439</text:p>
              </table:table-cell>
              <table:table-cell office:value-type="float" office:value="183.883">
                <text:p>183.8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839">
                <text:p>51.839</text:p>
              </table:table-cell>
              <table:table-cell office:value-type="float" office:value="185.135">
                <text:p>185.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139">
                <text:p>52.139</text:p>
              </table:table-cell>
              <table:table-cell office:value-type="float" office:value="186.05">
                <text:p>186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489">
                <text:p>52.489</text:p>
              </table:table-cell>
              <table:table-cell office:value-type="float" office:value="187.068">
                <text:p>187.0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889">
                <text:p>52.889</text:p>
              </table:table-cell>
              <table:table-cell office:value-type="float" office:value="188.093">
                <text:p>188.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189">
                <text:p>53.189</text:p>
              </table:table-cell>
              <table:table-cell office:value-type="float" office:value="194.603">
                <text:p>194.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589">
                <text:p>53.589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8982">
                <text:p>53.8982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1133">
                <text:p>54.1133</text:p>
              </table:table-cell>
              <table:table-cell office:value-type="float" office:value="196.565">
                <text:p>196.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4421">
                <text:p>54.4421</text:p>
              </table:table-cell>
              <table:table-cell office:value-type="float" office:value="197.175">
                <text:p>197.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8921">
                <text:p>54.8921</text:p>
              </table:table-cell>
              <table:table-cell office:value-type="float" office:value="197.155">
                <text:p>197.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.3421">
                <text:p>55.34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5921">
                <text:p>55.5921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.0421">
                <text:p>56.0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4421">
                <text:p>56.4421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8421">
                <text:p>56.8421</text:p>
              </table:table-cell>
              <table:table-cell office:value-type="float" office:value="199.393">
                <text:p>199.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2921">
                <text:p>57.2921</text:p>
              </table:table-cell>
              <table:table-cell office:value-type="float" office:value="204.035">
                <text:p>204.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921">
                <text:p>57.6921</text:p>
              </table:table-cell>
              <table:table-cell office:value-type="float" office:value="205.723">
                <text:p>205.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8921">
                <text:p>57.8921</text:p>
              </table:table-cell>
              <table:table-cell office:value-type="float" office:value="208.458">
                <text:p>208.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.3921">
                <text:p>58.3921</text:p>
              </table:table-cell>
              <table:table-cell office:value-type="float" office:value="214.71">
                <text:p>214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7921">
                <text:p>58.7921</text:p>
              </table:table-cell>
              <table:table-cell office:value-type="float" office:value="221.905">
                <text:p>221.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2428">
                <text:p>59.2428</text:p>
              </table:table-cell>
              <table:table-cell office:value-type="float" office:value="227.178">
                <text:p>227.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6428">
                <text:p>59.6428</text:p>
              </table:table-cell>
              <table:table-cell office:value-type="float" office:value="229.483">
                <text:p>229.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0678">
                <text:p>60.0678</text:p>
              </table:table-cell>
              <table:table-cell office:value-type="float" office:value="229.445">
                <text:p>229.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5178">
                <text:p>60.5178</text:p>
              </table:table-cell>
              <table:table-cell office:value-type="float" office:value="229.438">
                <text:p>229.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7835">
                <text:p>60.7835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014">
                <text:p>61.014</text:p>
              </table:table-cell>
              <table:table-cell office:value-type="float" office:value="229.443">
                <text:p>229.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4029">
                <text:p>61.4029</text:p>
              </table:table-cell>
              <table:table-cell office:value-type="float" office:value="229.46">
                <text:p>229.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7071">
                <text:p>61.7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1071">
                <text:p>62.1071</text:p>
              </table:table-cell>
              <table:table-cell office:value-type="float" office:value="229.865">
                <text:p>229.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071">
                <text:p>62.3071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272">
                <text:p>62.6272</text:p>
              </table:table-cell>
              <table:table-cell office:value-type="float" office:value="230.295">
                <text:p>230.2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0022">
                <text:p>63.0022</text:p>
              </table:table-cell>
              <table:table-cell office:value-type="float" office:value="231.045">
                <text:p>231.0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4022">
                <text:p>63.4022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7522">
                <text:p>63.7522</text:p>
              </table:table-cell>
              <table:table-cell office:value-type="float" office:value="232.433">
                <text:p>232.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1022">
                <text:p>64.1022</text:p>
              </table:table-cell>
              <table:table-cell office:value-type="float" office:value="233.738">
                <text:p>233.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5022">
                <text:p>64.5022</text:p>
              </table:table-cell>
              <table:table-cell office:value-type="float" office:value="233.638">
                <text:p>233.6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8772">
                <text:p>64.8772</text:p>
              </table:table-cell>
              <table:table-cell office:value-type="float" office:value="234.245">
                <text:p>234.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2272">
                <text:p>65.2272</text:p>
              </table:table-cell>
              <table:table-cell office:value-type="float" office:value="234.225">
                <text:p>234.2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272">
                <text:p>65.62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0772">
                <text:p>66.0772</text:p>
              </table:table-cell>
              <table:table-cell office:value-type="float" office:value="234.843">
                <text:p>234.8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.5272">
                <text:p>66.52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7772">
                <text:p>66.7772</text:p>
              </table:table-cell>
              <table:table-cell office:value-type="float" office:value="235.493">
                <text:p>235.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.2522">
                <text:p>67.2522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4827">
                <text:p>67.482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.6577">
                <text:p>67.6577</text:p>
              </table:table-cell>
              <table:table-cell office:value-type="float" office:value="236.043">
                <text:p>236.0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1077">
                <text:p>68.1077</text:p>
              </table:table-cell>
              <table:table-cell office:value-type="float" office:value="244.558">
                <text:p>244.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.5577">
                <text:p>68.5577</text:p>
              </table:table-cell>
              <table:table-cell office:value-type="float" office:value="245.293">
                <text:p>245.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0077">
                <text:p>69.0077</text:p>
              </table:table-cell>
              <table:table-cell office:value-type="float" office:value="245.633">
                <text:p>245.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4077">
                <text:p>69.4077</text:p>
              </table:table-cell>
              <table:table-cell office:value-type="float" office:value="245.635">
                <text:p>245.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.7613">
                <text:p>69.7613</text:p>
              </table:table-cell>
              <table:table-cell office:value-type="float" office:value="245.63">
                <text:p>245.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0613">
                <text:p>70.0613</text:p>
              </table:table-cell>
              <table:table-cell office:value-type="float" office:value="246.108">
                <text:p>246.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4613">
                <text:p>70.4613</text:p>
              </table:table-cell>
              <table:table-cell office:value-type="float" office:value="246.085">
                <text:p>246.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.6613">
                <text:p>70.6613</text:p>
              </table:table-cell>
              <table:table-cell office:value-type="float" office:value="246.435">
                <text:p>246.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.112">
                <text:p>71.112</text:p>
              </table:table-cell>
              <table:table-cell office:value-type="float" office:value="246.83">
                <text:p>246.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452">
                <text:p>71.452</text:p>
              </table:table-cell>
              <table:table-cell office:value-type="float" office:value="248.058">
                <text:p>248.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.6995">
                <text:p>71.6995</text:p>
              </table:table-cell>
              <table:table-cell office:value-type="float" office:value="248.063">
                <text:p>248.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0711">
                <text:p>72.07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.3211">
                <text:p>72.3211</text:p>
              </table:table-cell>
              <table:table-cell office:value-type="float" office:value="248.435">
                <text:p>248.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5211">
                <text:p>72.5211</text:p>
              </table:table-cell>
              <table:table-cell office:value-type="float" office:value="250.105">
                <text:p>250.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711">
                <text:p>72.7711</text:p>
              </table:table-cell>
              <table:table-cell office:value-type="float" office:value="253.758">
                <text:p>253.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1902">
                <text:p>73.1902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5593">
                <text:p>73.5593</text:p>
              </table:table-cell>
              <table:table-cell office:value-type="float" office:value="254.503">
                <text:p>254.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8093">
                <text:p>73.8093</text:p>
              </table:table-cell>
              <table:table-cell office:value-type="float" office:value="254.483">
                <text:p>254.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.0093">
                <text:p>74.0093</text:p>
              </table:table-cell>
              <table:table-cell office:value-type="float" office:value="254.528">
                <text:p>254.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.3093">
                <text:p>74.3093</text:p>
              </table:table-cell>
              <table:table-cell office:value-type="float" office:value="254.843">
                <text:p>254.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.6186">
                <text:p>74.6186</text:p>
              </table:table-cell>
              <table:table-cell office:value-type="float" office:value="255.465">
                <text:p>255.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876">
                <text:p>74.876</text:p>
              </table:table-cell>
              <table:table-cell office:value-type="float" office:value="255.38">
                <text:p>255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151">
                <text:p>75.151</text:p>
              </table:table-cell>
              <table:table-cell office:value-type="float" office:value="255.853">
                <text:p>255.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501">
                <text:p>75.501</text:p>
              </table:table-cell>
              <table:table-cell office:value-type="float" office:value="257.01">
                <text:p>257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901">
                <text:p>75.901</text:p>
              </table:table-cell>
              <table:table-cell office:value-type="float" office:value="256.63">
                <text:p>256.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151">
                <text:p>76.151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.651">
                <text:p>76.651</text:p>
              </table:table-cell>
              <table:table-cell office:value-type="float" office:value="257.505">
                <text:p>257.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.001">
                <text:p>77.001</text:p>
              </table:table-cell>
              <table:table-cell office:value-type="float" office:value="257.13">
                <text:p>257.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401">
                <text:p>77.401</text:p>
              </table:table-cell>
              <table:table-cell office:value-type="float" office:value="258.198">
                <text:p>258.1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.6315">
                <text:p>77.6315</text:p>
              </table:table-cell>
              <table:table-cell office:value-type="float" office:value="258.168">
                <text:p>258.1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888">
                <text:p>77.8888</text:p>
              </table:table-cell>
              <table:table-cell office:value-type="float" office:value="258.728">
                <text:p>258.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.1981">
                <text:p>78.1981</text:p>
              </table:table-cell>
              <table:table-cell office:value-type="float" office:value="258.678">
                <text:p>258.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4685">
                <text:p>78.4685</text:p>
              </table:table-cell>
              <table:table-cell office:value-type="float" office:value="258.675">
                <text:p>258.6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.7695">
                <text:p>78.7695</text:p>
              </table:table-cell>
              <table:table-cell office:value-type="float" office:value="258.57">
                <text:p>258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0388">
                <text:p>79.0388</text:p>
              </table:table-cell>
              <table:table-cell office:value-type="float" office:value="258.555">
                <text:p>258.5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2888">
                <text:p>79.2888</text:p>
              </table:table-cell>
              <table:table-cell office:value-type="float" office:value="258.55">
                <text:p>258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6397">
                <text:p>79.6397</text:p>
              </table:table-cell>
              <table:table-cell office:value-type="float" office:value="258.568">
                <text:p>258.5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0654">
                <text:p>80.0654</text:p>
              </table:table-cell>
              <table:table-cell office:value-type="float" office:value="258.568">
                <text:p>258.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